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8000" draw:marker-end="Arrow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textarea-horizontal-align="center" draw:textarea-vertical-align="middle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svg:stroke-color="#000080" draw:marker-end="Arrow" draw:textarea-horizontal-align="center" draw:textarea-vertical-align="middle"/>
    </style:style>
    <style:style style:name="gr6" style:family="graphic" style:parent-style-name="standard">
      <style:graphic-properties svg:stroke-color="#800000" draw:marker-start="" draw:marker-end="Arrow" draw:textarea-horizontal-align="center" draw:textarea-vertical-align="middle"/>
    </style:style>
    <style:style style:name="gr7" style:family="graphic" style:parent-style-name="standard">
      <style:graphic-properties svg:stroke-color="#800000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00"/>
    </style:style>
    <style:style style:name="P3" style:family="paragraph">
      <style:paragraph-properties fo:text-align="center"/>
      <style:text-properties fo:color="#0000ff"/>
    </style:style>
    <style:style style:name="P4" style:family="paragraph">
      <style:paragraph-properties fo:text-align="center"/>
      <style:text-properties fo:color="#23ff23"/>
    </style:style>
    <style:style style:name="P5" style:family="paragraph">
      <style:paragraph-properties fo:text-align="end"/>
      <style:text-properties fo:color="#0000ff"/>
    </style:style>
    <style:style style:name="P6" style:family="paragraph">
      <style:paragraph-properties fo:text-align="center"/>
      <style:text-properties fo:color="#ff0000"/>
    </style:style>
    <style:style style:name="P7" style:family="paragraph">
      <style:paragraph-properties fo:margin-top="0cm" fo:margin-bottom="0cm" fo:line-height="200%" fo:text-align="center"/>
      <style:text-properties fo:color="#ff0000"/>
    </style:style>
    <style:style style:name="T1" style:family="text">
      <style:text-properties fo:color="#00ff00"/>
    </style:style>
    <style:style style:name="T2" style:family="text">
      <style:text-properties fo:color="#0000ff"/>
    </style:style>
    <style:style style:name="T3" style:family="text">
      <style:text-properties fo:color="#23ff23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3cm" svg:x="2cm" svg:y="1.5cm">
          <text:p text:style-name="P1">FirstName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5cm" svg:height="2cm" svg:x="3.286cm" svg:y="9.128cm">
          <text:p text:style-name="P1">FirstName</text:p>
          <text:p text:style-name="P1">Contro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3.5cm" svg:height="3.5cm" svg:x="3.413cm" svg:y="16.494cm">
          <text:p text:style-name="P1">FirstName</text:p>
          <text:p text:style-name="P1">Model::<text:line-break/>firstNa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2.5cm" svg:height="1cm" svg:x="1.889cm" svg:y="4.445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161cm" svg:y1="11.128cm" svg:x2="5.163cm" svg:y2="16.494cm" draw:start-shape="id1" draw:start-glue-point="7" draw:end-shape="id2" svg:d="m5161 11128v2684h2v2682" svg:viewBox="0 0 3 5367">
          <text:p text:style-name="P2"><text:span text:style-name="T1">SetFirstName</text:span></text:p>
        </draw:connector>
        <draw:connector draw:style-name="gr3" draw:text-style-name="P3" draw:layer="layout" svg:x1="3.413cm" svg:y1="18.244cm" svg:x2="1.889cm" svg:y2="4.945cm" draw:start-shape="id2" draw:start-glue-point="6" draw:end-shape="id3" svg:d="m3413 18244h-2025v-13299h501" svg:viewBox="0 0 2026 13300">
          <text:p text:style-name="P3"><text:span text:style-name="T2">bind</text:span></text:p>
        </draw:connector>
        <draw:custom-shape draw:style-name="gr1" draw:text-style-name="P1" draw:layer="layout" svg:width="5.5cm" svg:height="3cm" svg:x="11.144cm" svg:y="1.661cm">
          <text:p text:style-name="P1">Person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cm" svg:height="2cm" svg:x="10.478cm" svg:y="8.652cm">
          <text:p text:style-name="P1">PersonName</text:p>
          <text:p text:style-name="P1">Contro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3.5cm" svg:height="3.5cm" svg:x="10.652cm" svg:y="16.5cm">
          <text:p text:style-name="P1">Person</text:p>
          <text:p text:style-name="P1">Model::<text:line-break/>firstName</text:p>
          <text:p text:style-name="P1">lastNa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6" draw:id="id6" draw:layer="layout" svg:width="2.5cm" svg:height="1cm" svg:x="14.144cm" svg:y="4.661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2.353cm" svg:y1="10.652cm" svg:x2="12.402cm" svg:y2="16.5cm" draw:start-shape="id4" draw:start-glue-point="7" draw:end-shape="id5" draw:end-glue-point="5" svg:d="m12353 10652v2925h49v2923" svg:viewBox="0 0 50 5849">
          <text:p text:style-name="P2"><text:span text:style-name="T1">SetFirstName</text:span></text:p>
          <text:p text:style-name="P2"><text:span text:style-name="T1">SetLastName</text:span></text:p>
        </draw:connector>
        <draw:connector draw:style-name="gr3" draw:text-style-name="P3" draw:layer="layout" svg:x1="14.152cm" svg:y1="18.25cm" svg:x2="16.644cm" svg:y2="5.161cm" draw:start-shape="id5" draw:start-glue-point="8" draw:end-shape="id6" draw:end-glue-point="1" svg:d="m14152 18250h2994v-13089h-502" svg:viewBox="0 0 2995 13090">
          <text:p text:style-name="P3"><text:span text:style-name="T2">bind</text:span></text:p>
        </draw:connector>
        <draw:custom-shape draw:style-name="gr1" draw:text-style-name="P1" draw:layer="layout" svg:width="5.5cm" svg:height="3cm" svg:x="21.16cm" svg:y="1.661cm">
          <text:p text:style-name="P1">LastName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5cm" svg:height="2cm" svg:x="20.16cm" svg:y="9.161cm">
          <text:p text:style-name="P1">LastName</text:p>
          <text:p text:style-name="P1">Contro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9" draw:id="id9" draw:layer="layout" svg:width="3.5cm" svg:height="3.5cm" svg:x="20.36cm" svg:y="16.621cm">
          <text:p text:style-name="P1">LastName</text:p>
          <text:p text:style-name="P1">Model::<text:line-break/>lastNa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7" draw:id="id7" draw:layer="layout" svg:width="3cm" svg:height="1cm" svg:x="21.16cm" svg:y="4.661cm">
          <text:p text:style-name="P1">Text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2.5cm" svg:height="1cm" svg:x="24.16cm" svg:y="4.661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2.66cm" svg:y1="5.661cm" svg:x2="22.66cm" svg:y2="9.161cm" draw:start-shape="id7" draw:start-glue-point="2" draw:end-shape="id8" svg:d="m22660 5661v3500" svg:viewBox="0 0 1 3501">
          <text:p text:style-name="P4"><text:span text:style-name="T3">Action</text:span></text:p>
        </draw:connector>
        <draw:connector draw:style-name="gr2" draw:text-style-name="P2" draw:layer="layout" svg:x1="22.035cm" svg:y1="11.161cm" svg:x2="22.11cm" svg:y2="16.621cm" draw:start-shape="id8" draw:start-glue-point="7" draw:end-shape="id9" draw:end-glue-point="5" svg:d="m22035 11161v2731h75v2729" svg:viewBox="0 0 76 5461">
          <text:p text:style-name="P2"><text:span text:style-name="T1">SetLastName</text:span></text:p>
        </draw:connector>
        <draw:connector draw:style-name="gr3" draw:text-style-name="P3" draw:layer="layout" svg:x1="23.86cm" svg:y1="18.371cm" svg:x2="26.66cm" svg:y2="5.161cm" draw:start-shape="id9" draw:start-glue-point="8" draw:end-shape="id10" draw:end-glue-point="1" svg:d="m23860 18371h3302v-13210h-502" svg:viewBox="0 0 3303 13211">
          <text:p text:style-name="P5"><text:span text:style-name="T2">bind</text:span></text:p>
        </draw:connector>
        <draw:custom-shape draw:style-name="gr1" draw:text-style-name="P1" xml:id="id11" draw:id="id11" draw:layer="layout" svg:width="2.5cm" svg:height="1cm" svg:x="14.121cm" svg:y="5.699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152cm" svg:y1="18.25cm" svg:x2="16.621cm" svg:y2="6.199cm" draw:start-shape="id5" draw:start-glue-point="8" draw:end-shape="id11" draw:end-glue-point="1" svg:d="m14152 18250h2971v-12051h-502" svg:viewBox="0 0 2972 12052">
          <text:p/>
        </draw:connector>
        <draw:connector draw:style-name="gr6" draw:text-style-name="P6" draw:layer="layout" svg:x1="7.102cm" svg:y1="13.869cm" svg:x2="11.103cm" svg:y2="9.652cm" draw:end-shape="id4" draw:end-glue-point="9" svg:d="m7102 13869h1438v-4217h2563" svg:viewBox="0 0 4002 4218">
          <text:p text:style-name="P6"><text:span text:style-name="T4">FirePropertyChange</text:span></text:p>
        </draw:connector>
        <draw:connector draw:style-name="gr7" draw:text-style-name="P7" draw:layer="layout" svg:x1="19.969cm" svg:y1="13.759cm" svg:x2="14.853cm" svg:y2="9.652cm" draw:end-shape="id4" draw:end-glue-point="6" svg:d="m19969 13759h-1994v-4107h-3122" svg:viewBox="0 0 5117 4108">
          <text:p text:style-name="P7"><text:span text:style-name="T4"/></text:p>
          <text:p text:style-name="P7"><text:span text:style-name="T4">FirePropertyChange</text:span></text:p>
        </draw:connector>
        <draw:custom-shape draw:style-name="gr1" draw:text-style-name="P1" xml:id="id12" draw:id="id12" draw:layer="layout" svg:width="3cm" svg:height="1cm" svg:x="4.302cm" svg:y="4.445cm">
          <text:p text:style-name="P1">Text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5.802cm" svg:y1="5.445cm" svg:x2="5.786cm" svg:y2="9.128cm" draw:start-shape="id12" draw:start-glue-point="2" draw:end-shape="id1" draw:end-glue-point="5" svg:d="m5802 5445v1842h-16v1841" svg:viewBox="0 0 17 3684">
          <text:p text:style-name="P4"><text:span text:style-name="T3">Actio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" svg:viewBox="0 0 10 10" svg:d="m0 0h10v10h-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55S</meta:editing-duration>
    <meta:editing-cycles>5</meta:editing-cycles>
    <meta:generator>LibreOffice/4.0.1.2$Windows_x86 LibreOffice_project/84102822e3d61eb989ddd325abf1ac077904985</meta:generator>
    <dc:date>2014-12-28T16:41:29.71</dc:date>
    <meta:document-statistic meta:object-count="26"/>
  </office:meta>
</office:document-meta>
</file>